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35264d"/>
    </style:style>
    <style:style style:name="P2" style:family="paragraph" style:parent-style-name="Standard">
      <style:text-properties officeooo:paragraph-rsid="003a6b1b"/>
    </style:style>
    <style:style style:name="P3" style:family="paragraph" style:parent-style-name="Standard">
      <style:text-properties officeooo:paragraph-rsid="0042f60c"/>
    </style:style>
    <style:style style:name="P4" style:family="paragraph" style:parent-style-name="Standard">
      <style:text-properties officeooo:paragraph-rsid="0046389b"/>
    </style:style>
    <style:style style:name="P5" style:family="paragraph" style:parent-style-name="Standard">
      <style:text-properties officeooo:paragraph-rsid="00492135"/>
    </style:style>
    <style:style style:name="P6" style:family="paragraph" style:parent-style-name="Standard">
      <style:text-properties officeooo:paragraph-rsid="004a1803"/>
    </style:style>
    <style:style style:name="P7" style:family="paragraph" style:parent-style-name="Standard">
      <style:text-properties officeooo:paragraph-rsid="005082ce"/>
    </style:style>
    <style:style style:name="P8" style:family="paragraph" style:parent-style-name="Standard">
      <style:text-properties officeooo:paragraph-rsid="0058fef6"/>
    </style:style>
    <style:style style:name="P9" style:family="paragraph" style:parent-style-name="Standard">
      <style:text-properties officeooo:paragraph-rsid="005e2835"/>
    </style:style>
    <style:style style:name="P10" style:family="paragraph" style:parent-style-name="Standard">
      <style:text-properties officeooo:paragraph-rsid="0064c4ec"/>
    </style:style>
    <style:style style:name="P11" style:family="paragraph" style:parent-style-name="Standard">
      <style:text-properties officeooo:paragraph-rsid="00657034"/>
    </style:style>
    <style:style style:name="P12" style:family="paragraph" style:parent-style-name="Standard">
      <style:text-properties officeooo:paragraph-rsid="006d03e8"/>
    </style:style>
    <style:style style:name="T1" style:family="text">
      <style:text-properties officeooo:rsid="00310a99"/>
    </style:style>
    <style:style style:name="T2" style:family="text">
      <style:text-properties officeooo:rsid="0035264d"/>
    </style:style>
    <style:style style:name="T3" style:family="text">
      <style:text-properties officeooo:rsid="0037622c"/>
    </style:style>
    <style:style style:name="T4" style:family="text">
      <style:text-properties officeooo:rsid="0038895f"/>
    </style:style>
    <style:style style:name="T5" style:family="text">
      <style:text-properties officeooo:rsid="003a6b1b"/>
    </style:style>
    <style:style style:name="T6" style:family="text">
      <style:text-properties officeooo:rsid="003b1be2"/>
    </style:style>
    <style:style style:name="T7" style:family="text">
      <style:text-properties officeooo:rsid="003bea4e"/>
    </style:style>
    <style:style style:name="T8" style:family="text">
      <style:text-properties officeooo:rsid="003d5a54"/>
    </style:style>
    <style:style style:name="T9" style:family="text">
      <style:text-properties officeooo:rsid="003e2af7"/>
    </style:style>
    <style:style style:name="T10" style:family="text">
      <style:text-properties officeooo:rsid="003fea9a"/>
    </style:style>
    <style:style style:name="T11" style:family="text">
      <style:text-properties officeooo:rsid="0043fad3"/>
    </style:style>
    <style:style style:name="T12" style:family="text">
      <style:text-properties officeooo:rsid="0045bd06"/>
    </style:style>
    <style:style style:name="T13" style:family="text">
      <style:text-properties officeooo:rsid="004892f6"/>
    </style:style>
    <style:style style:name="T14" style:family="text">
      <style:text-properties officeooo:rsid="00492135"/>
    </style:style>
    <style:style style:name="T15" style:family="text">
      <style:text-properties officeooo:rsid="004b6f27"/>
    </style:style>
    <style:style style:name="T16" style:family="text">
      <style:text-properties officeooo:rsid="004b754d"/>
    </style:style>
    <style:style style:name="T17" style:family="text">
      <style:text-properties officeooo:rsid="004f375e"/>
    </style:style>
    <style:style style:name="T18" style:family="text">
      <style:text-properties officeooo:rsid="0050d2aa"/>
    </style:style>
    <style:style style:name="T19" style:family="text">
      <style:text-properties officeooo:rsid="0051cdea"/>
    </style:style>
    <style:style style:name="T20" style:family="text">
      <style:text-properties officeooo:rsid="005611e5"/>
    </style:style>
    <style:style style:name="T21" style:family="text">
      <style:text-properties officeooo:rsid="005e2835"/>
    </style:style>
    <style:style style:name="T22" style:family="text">
      <style:text-properties officeooo:rsid="0063c3a7"/>
    </style:style>
    <style:style style:name="T23" style:family="text">
      <style:text-properties officeooo:rsid="00676914"/>
    </style:style>
    <style:style style:name="T24" style:family="text">
      <style:text-properties officeooo:rsid="006d03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VII<text:line-break/>THE BILLIONARES PREDICAMENT.</text:p>
      <text:p text:style-name="Standard"><text:line-break/>MEANWHILE what was happening to William Grayman? The Chameleon, as I have said, speeded westward upon leaving Tribes Hill, and Payton took good care to rise so high and to disguise the aero so well with appropriate color that probably not an eye caught sight of her after she quitted the scene of the encounter with the police.</text:p>
      <text:p text:style-name="Standard"><text:line-break/>As soon as Mr. Grayman had been carried aboard he was put into the little room that had been occupied by his daughter, and the door was locked upon him.</text:p>
      <text:p text:style-name="Standard"><text:line-break/>“I had to venture it" he soliloquized. <text:s/>"I don't see that there was any other way and yet I was a fool! And what have I gained? Almost it. Would have been better to pay the money and let the scoundrel go if he surrendered Helen safe."</text:p>
      <text:p text:style-name="Standard"><text:line-break/>Then he tried to imagine what Payton would do. Would he keep him a prisoner? But what could he gain by that? The billionaire knew well enough. that there was nobody who would pay $10,000,000 to have him released. Was his life in danger? No, <text:s/>he did not think so. The commissioner's reasoning on that point seemed conclusive. All the danger centered on his daughter,. At moments be debated whether he should not now offer to pay the ransom and have done with it. He could afford it, enormous though the sum was. He had cleared fifty millions during the past year.</text:p>
      <text:p text:style-name="Standard"><text:line-break/>While he was turning the subject in his mind the door opened and Payton entered.</text:p>
      <text:p text:style-name="Standard"><text:line-break/>"Mr. Grayman," he said in his most winning manner. "I give you my word as a gentleman that I am inexpressibly pained by what has occurred. It was not my intention to carry you off or to offer you any indignity whatever, but you know as well as I do that I was compelled."</text:p>
      <text:p text:style-name="Standard"><text:line-break/>"You promised me immunity if I would meet you," <text:span text:style-name="T1">i</text:span>nterposed Mr. Grayman.</text:p>
      <text:p text:style-name="Standard"/>
      <text:p text:style-name="Standard">"And you broke the convention by coming to the rendezvous under the secret escort of a whole fleet" laughed Payton. "But for my means of learning the designs of my enemies I should have been beautifully trapped. But now I let that pass. I am willing to overlook it in view of your inexperience in such affairs as this. You are now. by force of circumstances, in a position where it will be impossible<text:line-break/>for any further interruption of our private conversation to occur, and we may proceed with the business in the most amicable spirit."</text:p>
      <text:p text:style-name="Standard"><text:line-break/>The easy self assurance of this speech and Payton's cool assumption that he was the injured party quite<text:line-break/>dumfounded Mr. Grayman. He saw the game well enough, but he did not see a way to meet it He felt a desire to throttle the fellow. "Where is my daughter?' he demanded. Payton smiled provokingly as he replied, "She is where no police in the world can ever find her and where she will remain in my charge until the ransom is paid or until" –</text:p>
      <text:p text:style-name="Standard"><text:line-break/>Payton purposely did not finish the sentence, but remained silent looking straight into the billionaire's eyes. If it was his plan to shake his prisoner's nerves he was fairly successful. "I do not want any harm to come to you or your daughter, but I must have the ten millions. You have the money; I have the girl. You can afford the price, and she is worth it to you or to any man. Your life is in my hands – <text:s/>there's no denying that. But I don't want it I want only the money."</text:p>
      <text:p text:style-name="Standard"><text:line-break/><text:soft-page-break/>Mr. Grayman saw that be must temporize somehow. The first thing was to get himself out of this fix. He would try promises, and if worst came to worst he would even pay the ransom. trusting to get it back again when Payton should finally be caught.</text:p>
      <text:p text:style-name="Standard"><text:line-break/>"What do you want me to do?' he asked.</text:p>
      <text:p text:style-name="Standard"><text:line-break/>"I want you to promise me on your honor as a gentleman and a banker to meet me with the money at a place which 1 shall designate later, and where Helen shall be surrendered to you if you faithfully keep your engagement Will you do that?”</text:p>
      <text:p text:style-name="Standard"><text:line-break/>"Suppose I refuse?</text:p>
      <text:p text:style-name="Standard"><text:line-break/>Payton's lip curled. “Then you will not return to New York!"</text:p>
      <text:p text:style-name="Standard"><text:line-break/>"Suppose I say "Yes?"</text:p>
      <text:p text:style-name="Standard"><text:line-break/>"Then I will carry you home myself with the Chameleon."</text:p>
      <text:p text:style-name="Standard"/>
      <text:p text:style-name="P1">(To be continued)<text:line-break/></text:p>
      <text:p text:style-name="P1">–------------------------------<text:line-break/><text:line-break/>(Continued<text:span text:style-name="T2">)</text:span></text:p>
      <text:p text:style-name="P2"><text:line-break/>Mr, Grayman reflected. "What <text:span text:style-name="T3">h</text:span>arm in promising?" he asked himself. "A<text:line-break/>promise extorted under compulsion is null. It -will simply give me another<text:line-break/>chance. Once at liberty Til not be fool enough to pot myself in his <text:span text:style-name="T4">power</text:span><text:line-break/>again. Some way will open up-""</text:p>
      <text:p text:style-name="P2"/>
      <text:p text:style-name="P2"><text:line-break/>"Well," <text:span text:style-name="T9">he</text:span> said <text:span text:style-name="T10">aloud</text:span>, "then I<text:span text:style-name="T5">'ll</text:span> say '<text:span text:style-name="T5">Yes</text:span>.'”</text:p>
      <text:p text:style-name="P3"><text:line-break/>"Good!" responded Payton. "Splendid good sense! I'll give the order to turn <text:span text:style-name="T7">New Yorkward</text:span> at once."<text:line-break/>Payton <text:span text:style-name="T8">h</text:span>ad read the billionaire's thoughts as if they had been printed. He knew that at present Mr. Grayman had no intention of meeting him on the terms he had prescribed, but would once more try to entrap him. <text:span text:style-name="T5">Y</text:span>et unless he released him now he could never hope for t<text:span text:style-name="T6">h</text:span>e money.</text:p>
      <text:p text:style-name="P3"><text:line-break/>He rose and left Grayman alone in the cabin, but within a few minutes returned, saying, "Come out, Mr. Grayman, and convince yourself that you are homeward bound."</text:p>
      <text:p text:style-name="P3"/>
      <text:p text:style-name="P4">Rather unwillingly the billionaire ventured upon the deck. They were still very high, but were flying southward at great speed. </text:p>
      <text:p text:style-name="P4"/>
      <text:p text:style-name="P4">"Those are the <text:span text:style-name="T11">Catskills</text:span> away over yonder," said Payton, pointing. "I could land you in New York in a little over an hour, but I prefer to visit the metropolis after nightfall. It is now only 1 o'clock. We<text:span text:style-name="T11">'ll</text:span> take lunch and then circle about a bit and see the <text:span text:style-name="T12">country.</text:span> If you like we can run out to Niagara a<text:span text:style-name="T12">n</text:span>d see how the great cataract looks to a bird."</text:p>
      <text:p text:style-name="P4"><text:line-break/>"But my daughter!" cried the billionaire eagerly. "Since you will have the money anyway and the speed <text:soft-page-break/>of your craft is so great take me to her."</text:p>
      <text:p text:style-name="P5"><text:line-break/>"She is in no danger. She doesn't even <text:span text:style-name="T13">kn</text:span>ow she <text:span text:style-name="T14">i</text:span>s a prisoner," replied the sky pirate lightly. "Why alarm her now?'</text:p>
      <text:p text:style-name="P5"><text:line-break/>Late that evening passersby in Fifth <text:span text:style-name="T16">A</text:span>venue were startled by seeing a huge aero glide silently over their heads. Shortly afterward the Chameleon settled gently upon the grass in a park glade, and Payton. without any sign of nervousness or hurry, ceremoniously dismissed his guest in the very face of a policeman.</text:p>
      <text:p text:style-name="P5"><text:line-break/>"<text:span text:style-name="T15">Goodbye</text:span> and an revoir," said Payton, wringing Mr. Grayman's unwilling <text:span text:style-name="T15">h</text:span>and. "You'll hear from me in a few days. Don't forget your promise or the need that your daughter has of the aid which you alone can give her."</text:p>
      <text:p text:style-name="P5"><text:line-break/>Without replying Mr. Grayman turned on his heel and walked rapidly away. Payton remained on the ground regarding his retreating form with a disdainful smile. The policeman was rapidly approaching, but Payton made no move.</text:p>
      <text:p text:style-name="P5"><text:line-break/>"Here, you!" said the officer, seizing Payton by the arm. "I arrest you. What are you doing with an aero in the park?"</text:p>
      <text:p text:style-name="P5"><text:line-break/>"Looking for squirrels," said Payton.</text:p>
      <text:p text:style-name="P6"><text:line-break/>"Looking for – <text:s/>See here, young fellow, come with me." "Aren't you going to arrest the aero?" asked Payton.</text:p>
      <text:p text:style-name="P7"><text:line-break/>The question upset the policeman for a moment. Then, thinking of no better answer, he raised his club. In the fraction of a second he was sprawling on the grass and Payton had leaped aboard the aer<text:span text:style-name="T17">o</text:span>. As the policeman jumped to his feet and blew his whistle the Chameleon whirled up into the darkness and disappeared.</text:p>
      <text:p text:style-name="P8"><text:line-break/>The reader will perhaps remember that when Payton carried off Miss Grayman h<text:span text:style-name="T18">e</text:span> re-entered her room on the pretense of extinguishing the light. What he really did was to fumble in her writing desk and take possession of a bundle of letters, which he thrust into his pocket. Among the letters was one written to Helen by her father during one of his infrequent absences. How he employed this will appear presently.</text:p>
      <text:p text:style-name="P8"/>
      <text:p text:style-name="P9">Payton had no sooner performed his characteristic exploit of landing Mr. Grayman in the heart of New York with the Chameleon than he set out with full speed for his lodge in the wilderness.</text:p>
      <text:p text:style-name="P9"><text:line-break/>We left Miss Grayman weeping in her room at the lodge over her vexation at Mrs. Williams' conduct, emphasized by her own undefined suspicions. Susan was greatly puzzled, but very sympathetic.</text:p>
      <text:p text:style-name="P9"><text:line-break/>"Ob, Miss Helen," she said, "please don't cry. They cannot be long delayed; they, are sure to come."</text:p>
      <text:p text:style-name="P9"><text:line-break/>"I wish I could get away from here," Miss Grayman responded, wiping her eyes. "I don't know what ails me, but – but sometimes I feel that they may never come. Why does Mrs. Williams treat me so? Why wouldn't she let us go <text:span text:style-name="T21">i</text:span>n the canoe? I have such a creepy feeling about that place in the woods."</text:p>
      <text:p text:style-name="P10"><text:line-break/><text:soft-page-break/>"Oh, i<text:span text:style-name="T22">t'</text:span>s your fancy, Miss Helen. I didn't see anything very strange there. Come, let's go out and sit on the veranda. Perhaps we shall see them returning at any moment."</text:p>
      <text:p text:style-name="P10"><text:line-break/>But Susan was not a true prophet. They descended and went out on the<text:line-break/><text:line-break/><text:span text:style-name="T19">[IMAGE: “ARENT YOU GOING TO ARREST THE AERO?”]</text:span></text:p>
      <text:p text:style-name="P11"><text:line-break/>veranda, as she had suggested, but hour after hour passed, and yet they saw no approaching aero.</text:p>
      <text:p text:style-name="P11"><text:line-break/>"Susan, I can endure this no longer!" Helen exclaimed and, re-entering the <text:span text:style-name="T20">h</text:span>ouse, sought the library. It was well <text:span text:style-name="T20">s</text:span>tocked with entertaining literature, and she managed to while away the time until the hour came to retire.</text:p>
      <text:p text:style-name="P11"><text:line-break/>Miss Grayman passed an almost sleepless night and was up early in the morning, calling Susan. When they descended Mrs. Williams proposed a trip in the canoe, but Miss Grayman declined and after breakfast took a book out on the veranda and tried to read. But she could not fix her attention, and half the time her eyes were blurred with tears.</text:p>
      <text:p text:style-name="P12"><text:line-break/>Suddenly she heard a shout and, glancing up, saw the Chameleon approaching, with Payton on the bow<text:line-break/>beaming with smiles and gayly waving his hat at. her. No sooner had the aero touched than he ran up to the <text:span text:style-name="T23">l</text:span>odg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4:59:30.888952694</meta:creation-date>
    <dc:date>2016-11-02T22:59:53.223398952</dc:date>
    <meta:editing-duration>PT1H49M53S</meta:editing-duration>
    <meta:editing-cycles>110</meta:editing-cycles>
    <meta:generator>LibreOffice/4.2.8.2$Linux_X86_64 LibreOffice_project/420m0$Build-2</meta:generator>
    <meta:document-statistic meta:table-count="0" meta:image-count="0" meta:object-count="0" meta:page-count="4" meta:paragraph-count="46" meta:word-count="1671" meta:character-count="9217" meta:non-whitespace-character-count="7540"/>
  </office:meta>
</office:document-meta>
</file>